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23"/>
    <style:style style:name="ce4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table:number-columns-repeated="4"/>
          <table:table-cell>
            <draw:frame table:end-cell-address="Sheet1.I18" table:end-x="0.6878in" table:end-y="0.1087in" draw:z-index="0" draw:style-name="gr1" svg:width="4.2043in" svg:height="3.0339in" svg:x="0.0398in" svg:y="0.0854in">
              <draw:object draw:notify-on-update-of-ranges="Sheet1.M3:Sheet1.M6 Sheet1.L3:Sheet1.L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office:value-type="string">
            <text:p>Gmsh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7"/>
          <table:table-cell office:value-type="string">
            <text:p>zdiv</text:p>
          </table:table-cell>
          <table:table-cell office:value-type="string">
            <text:p>L2norm</text:p>
          </table:table-cell>
          <table:table-cell office:value-type="string">
            <text:p>log h</text:p>
          </table:table-cell>
          <table:table-cell office:value-type="string">
            <text:p>log L2error</text:p>
          </table:table-cell>
          <table:table-cell table:number-columns-repeated="2"/>
          <table:table-cell office:value-type="string">
            <text:p>log h</text:p>
          </table:table-cell>
          <table:table-cell office:value-type="string">
            <text:p>L2 error</text:p>
          </table:table-cell>
          <table:table-cell office:value-type="string">
            <text:p>log L2 error</text:p>
          </table:table-cell>
          <table:table-cell table:number-columns-repeated="4"/>
          <table:table-cell office:value-type="string">
            <text:p>h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office:value-type="float" office:value="2">
            <text:p>2</text:p>
          </table:table-cell>
          <table:table-cell table:style-name="ce1" office:value-type="float" office:value="0.0448">
            <text:p>0.0448</text:p>
          </table:table-cell>
          <table:table-cell table:formula="of:=LOG([.J3];10)" office:value-type="float" office:value="0.301029995663981">
            <text:p>0.3</text:p>
          </table:table-cell>
          <table:table-cell table:formula="of:=LOG([.K3];10)" office:value-type="float" office:value="-1.34872198600186">
            <text:p>-1.35</text:p>
          </table:table-cell>
          <table:table-cell table:number-columns-repeated="2"/>
          <table:table-cell table:formula="of:=LOG([.J3];10)" office:value-type="float" office:value="0.301029995663981">
            <text:p>0.3</text:p>
          </table:table-cell>
          <table:table-cell office:value-type="float" office:value="0.1742">
            <text:p>0.17</text:p>
          </table:table-cell>
          <table:table-cell table:formula="of:=LOG([.Q3];10)" office:value-type="float" office:value="-0.758951849328355">
            <text:p>-0.76</text:p>
          </table:table-cell>
          <table:table-cell table:number-columns-repeated="4"/>
          <table:table-cell table:style-name="ce4" table:formula="of:=POWER(29; -1)" office:value-type="date" office:date-value="1899-12-30T00:49:39.31034482759">
            <text:p>12/30/99</text:p>
          </table:table-cell>
          <table:table-cell office:value-type="float" office:value="0.0011">
            <text:p>0</text:p>
          </table:table-cell>
          <table:table-cell table:formula="of:=LOG([.W3];10)" office:value-type="float" office:value="-1.46239799789896">
            <text:p>-1.46</text:p>
          </table:table-cell>
          <table:table-cell table:formula="of:=LOG([.X3];10)" office:value-type="float" office:value="-2.95860731484177">
            <text:p>-2.96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office:value-type="float" office:value="4">
            <text:p>4</text:p>
          </table:table-cell>
          <table:table-cell table:style-name="ce1" office:value-type="float" office:value="0.0092">
            <text:p>0.0092</text:p>
          </table:table-cell>
          <table:table-cell table:formula="of:=LOG([.J4];10)" office:value-type="float" office:value="0.602059991327962">
            <text:p>0.6</text:p>
          </table:table-cell>
          <table:table-cell table:formula="of:=LOG([.K4];10)" office:value-type="float" office:value="-2.03621217265444">
            <text:p>-2.04</text:p>
          </table:table-cell>
          <table:table-cell table:number-columns-repeated="2"/>
          <table:table-cell table:formula="of:=LOG([.J4];10)" office:value-type="float" office:value="0.602059991327962">
            <text:p>0.6</text:p>
          </table:table-cell>
          <table:table-cell office:value-type="float" office:value="0.0658">
            <text:p>0.07</text:p>
          </table:table-cell>
          <table:table-cell table:formula="of:=LOG([.Q4];10)" office:value-type="float" office:value="-1.18177410638604">
            <text:p>-1.18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0.0024">
            <text:p>0</text:p>
          </table:table-cell>
          <table:table-cell table:formula="of:=LOG([.W4];10)" office:value-type="float" office:value="-1.30102999566398">
            <text:p>-1.3</text:p>
          </table:table-cell>
          <table:table-cell table:formula="of:=LOG([.X4];10)" office:value-type="float" office:value="-2.61978875828839">
            <text:p>-2.62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office:value-type="float" office:value="8">
            <text:p>8</text:p>
          </table:table-cell>
          <table:table-cell table:style-name="ce1" office:value-type="float" office:value="0.0021">
            <text:p>0.0021</text:p>
          </table:table-cell>
          <table:table-cell table:formula="of:=LOG([.J5];10)" office:value-type="float" office:value="0.903089986991943">
            <text:p>0.9</text:p>
          </table:table-cell>
          <table:table-cell table:formula="of:=LOG([.K5];10)" office:value-type="float" office:value="-2.67778070526608">
            <text:p>-2.68</text:p>
          </table:table-cell>
          <table:table-cell table:number-columns-repeated="2"/>
          <table:table-cell table:formula="of:=LOG([.J5];10)" office:value-type="float" office:value="0.903089986991943">
            <text:p>0.9</text:p>
          </table:table-cell>
          <table:table-cell office:value-type="float" office:value="0.0137">
            <text:p>0.01</text:p>
          </table:table-cell>
          <table:table-cell table:formula="of:=LOG([.Q5];10)" office:value-type="float" office:value="-1.86327943284359">
            <text:p>-1.86</text:p>
          </table:table-cell>
          <table:table-cell table:number-columns-repeated="4"/>
          <table:table-cell office:value-type="float" office:value="0.0625">
            <text:p>0.06</text:p>
          </table:table-cell>
          <table:table-cell office:value-type="float" office:value="0.0039">
            <text:p>0</text:p>
          </table:table-cell>
          <table:table-cell table:formula="of:=LOG([.W5];10)" office:value-type="float" office:value="-1.20411998265592">
            <text:p>-1.2</text:p>
          </table:table-cell>
          <table:table-cell table:formula="of:=LOG([.X5];10)" office:value-type="float" office:value="-2.4089353929735">
            <text:p>-2.41</text:p>
          </table:table-cell>
        </table:table-row>
        <table:table-row table:style-name="ro1">
          <table:table-cell/>
          <table:table-cell table:style-name="ce2"/>
          <table:table-cell table:number-columns-repeated="7"/>
          <table:table-cell office:value-type="float" office:value="16">
            <text:p>16</text:p>
          </table:table-cell>
          <table:table-cell table:style-name="ce2" office:value-type="float" office:value="0.00043539">
            <text:p>4.35E-004</text:p>
          </table:table-cell>
          <table:table-cell table:formula="of:=LOG([.J6];10)" office:value-type="float" office:value="1.20411998265592">
            <text:p>1.2</text:p>
          </table:table-cell>
          <table:table-cell table:formula="of:=LOG([.K6];10)" office:value-type="float" office:value="-3.36112155001861">
            <text:p>-3.36</text:p>
          </table:table-cell>
          <table:table-cell table:number-columns-repeated="2"/>
          <table:table-cell table:formula="of:=LOG([.J6];10)" office:value-type="float" office:value="1.20411998265592">
            <text:p>1.2</text:p>
          </table:table-cell>
          <table:table-cell office:value-type="float" office:value="0.0039">
            <text:p>0</text:p>
          </table:table-cell>
          <table:table-cell table:formula="of:=LOG([.Q6];10)" office:value-type="float" office:value="-2.4089353929735">
            <text:p>-2.41</text:p>
          </table:table-cell>
          <table:table-cell table:number-columns-repeated="4"/>
          <table:table-cell office:value-type="float" office:value="0.125">
            <text:p>0.13</text:p>
          </table:table-cell>
          <table:table-cell office:value-type="float" office:value="0.0137">
            <text:p>0.01</text:p>
          </table:table-cell>
          <table:table-cell table:formula="of:=LOG([.W6];10)" office:value-type="float" office:value="-0.903089986991943">
            <text:p>-0.9</text:p>
          </table:table-cell>
          <table:table-cell table:formula="of:=LOG([.X6];10)" office:value-type="float" office:value="-1.86327943284359">
            <text:p>-1.86</text:p>
          </table:table-cell>
        </table:table-row>
        <table:table-row table:style-name="ro1">
          <table:table-cell/>
          <table:table-cell table:style-name="ce2"/>
          <table:table-cell table:number-columns-repeated="7"/>
          <table:table-cell office:value-type="float" office:value="32">
            <text:p>32</text:p>
          </table:table-cell>
          <table:table-cell table:number-columns-repeated="5"/>
          <table:table-cell table:formula="of:=LOG(20;10)" office:value-type="float" office:value="1.30102999566398">
            <text:p>1.3</text:p>
          </table:table-cell>
          <table:table-cell office:value-type="float" office:value="0.0024">
            <text:p>0</text:p>
          </table:table-cell>
          <table:table-cell table:formula="of:=LOG([.Q7];10)" office:value-type="float" office:value="-2.61978875828839">
            <text:p>-2.62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658">
            <text:p>0.07</text:p>
          </table:table-cell>
          <table:table-cell table:formula="of:=LOG([.W7];10)" office:value-type="float" office:value="-0.602059991327962">
            <text:p>-0.6</text:p>
          </table:table-cell>
          <table:table-cell table:formula="of:=LOG([.X7];10)" office:value-type="float" office:value="-1.18177410638604">
            <text:p>-1.18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>
            <draw:frame table:end-cell-address="Sheet1.X27" table:end-x="0.7906in" table:end-y="0.0866in" draw:z-index="3" draw:style-name="gr1" svg:width="3.15in" svg:height="2.7327in" svg:x="0.3075in" svg:y="0.0106in">
              <draw:object draw:notify-on-update-of-ranges="Sheet1.Z3:Sheet1.Z7 Sheet1.Y3:Sheet1.Y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14"/>
          <table:table-cell>
            <draw:frame table:end-cell-address="Sheet1.U32" table:end-x="0.1756in" table:end-y="0.1425in" draw:z-index="2" draw:style-name="gr1" svg:width="5.0047in" svg:height="3.4409in" svg:x="0.5051in" svg:y="0.0665in">
              <draw:object draw:notify-on-update-of-ranges="Sheet1.R4:Sheet1.R7 Sheet1.P4:Sheet1.P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Gmsh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zdiv</text:p>
          </table:table-cell>
          <table:table-cell office:value-type="string">
            <text:p>L2norm</text:p>
          </table:table-cell>
          <table:table-cell office:value-type="string">
            <text:p>log h</text:p>
          </table:table-cell>
          <table:table-cell office:value-type="string">
            <text:p>log L2erro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ubic solution</text:p>
          </table:table-cell>
          <table:table-cell table:number-columns-repeated="8"/>
          <table:table-cell office:value-type="float" office:value="2">
            <text:p>2</text:p>
          </table:table-cell>
          <table:table-cell table:style-name="ce1" office:value-type="float" office:value="0.0048">
            <text:p>0.0048</text:p>
          </table:table-cell>
          <table:table-cell table:formula="of:=LOG([.K21];10)" office:value-type="float" office:value="0.301029995663981">
            <text:p>0.3</text:p>
          </table:table-cell>
          <table:table-cell table:formula="of:=LOG([.L21];10)" office:value-type="float" office:value="-2.31875876262441">
            <text:p>-2.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zdiv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error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1" office:value-type="float" office:value="0.0163">
            <text:p>0.0163</text:p>
          </table:table-cell>
          <table:table-cell table:formula="of:=LOG([.K22];10)" office:value-type="float" office:value="0.477121254719662">
            <text:p>0.48</text:p>
          </table:table-cell>
          <table:table-cell table:formula="of:=LOG([.L22];10)" office:value-type="float" office:value="-1.78781239559604">
            <text:p>-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0828">
            <text:p>0.0828</text:p>
          </table:table-cell>
          <table:table-cell table:formula="of:=LOG([.B23];10)" office:value-type="float" office:value="0.301029995663981">
            <text:p>0.3</text:p>
          </table:table-cell>
          <table:table-cell table:formula="of:=LOG([.C23];10)" office:value-type="float" office:value="-1.08196966321512">
            <text:p>-1.08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1" office:value-type="float" office:value="0.0092">
            <text:p>0.0092</text:p>
          </table:table-cell>
          <table:table-cell table:formula="of:=LOG([.K23];10)" office:value-type="float" office:value="0.602059991327962">
            <text:p>0.6</text:p>
          </table:table-cell>
          <table:table-cell table:formula="of:=LOG([.L23];10)" office:value-type="float" office:value="-2.03621217265444">
            <text:p>-2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0181">
            <text:p>0.0181</text:p>
          </table:table-cell>
          <table:table-cell table:formula="of:=LOG([.B24];10)" office:value-type="float" office:value="0.602059991327962">
            <text:p>0.6</text:p>
          </table:table-cell>
          <table:table-cell table:formula="of:=LOG([.C24];10)" office:value-type="float" office:value="-1.74232142513082">
            <text:p>-1.74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1" office:value-type="float" office:value="0.006">
            <text:p>0.0060</text:p>
          </table:table-cell>
          <table:table-cell table:formula="of:=LOG([.K24];10)" office:value-type="float" office:value="0.698970004336019">
            <text:p>0.7</text:p>
          </table:table-cell>
          <table:table-cell table:formula="of:=LOG([.L24];10)" office:value-type="float" office:value="-2.22184874961636">
            <text:p>-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0.0049">
            <text:p>0.0049</text:p>
          </table:table-cell>
          <table:table-cell table:formula="of:=LOG([.B25];10)" office:value-type="float" office:value="0.903089986991943">
            <text:p>0.9</text:p>
          </table:table-cell>
          <table:table-cell table:formula="of:=LOG([.C25];10)" office:value-type="float" office:value="-2.30980391997149">
            <text:p>-2.31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1" office:value-type="float" office:value="0.0039">
            <text:p>0.0039</text:p>
          </table:table-cell>
          <table:table-cell table:formula="of:=LOG([.K25];10)" office:value-type="float" office:value="0.778151250383644">
            <text:p>0.78</text:p>
          </table:table-cell>
          <table:table-cell table:formula="of:=LOG([.L25];10)" office:value-type="float" office:value="-2.4089353929735">
            <text:p>-2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" office:value-type="float" office:value="0.001">
            <text:p>0.0010</text:p>
          </table:table-cell>
          <table:table-cell table:formula="of:=LOG([.B26];10)" office:value-type="float" office:value="1.20411998265592">
            <text:p>1.2</text:p>
          </table:table-cell>
          <table:table-cell table:formula="of:=LOG([.C26];10)" office:value-type="float" office:value="-3">
            <text:p>-3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1" office:value-type="float" office:value="0.0029">
            <text:p>0.0029</text:p>
          </table:table-cell>
          <table:table-cell table:formula="of:=LOG([.K26];10)" office:value-type="float" office:value="0.845098040014257">
            <text:p>0.85</text:p>
          </table:table-cell>
          <table:table-cell table:formula="of:=LOG([.L26];10)" office:value-type="float" office:value="-2.53760200210104">
            <text:p>-2.54</text:p>
          </table:table-cell>
          <table:table-cell table:number-columns-repeated="12"/>
        </table:table-row>
        <table:table-row table:style-name="ro1">
          <table:table-cell>
            <draw:frame table:end-cell-address="Sheet1.F45" table:end-x="0.3736in" table:end-y="0.0614in" draw:z-index="1" draw:style-name="gr1" svg:width="3.9441in" svg:height="3.1311in" svg:x="0.8744in" svg:y="0.1185in">
              <draw:object draw:notify-on-update-of-ranges="Sheet1.E23:Sheet1.E26 Sheet1.D23:Sheet1.D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float" office:value="8">
            <text:p>8</text:p>
          </table:table-cell>
          <table:table-cell table:style-name="ce1" office:value-type="float" office:value="0.0021">
            <text:p>0.0021</text:p>
          </table:table-cell>
          <table:table-cell table:formula="of:=LOG([.K27];10)" office:value-type="float" office:value="0.903089986991943">
            <text:p>0.9</text:p>
          </table:table-cell>
          <table:table-cell table:formula="of:=LOG([.L27];10)" office:value-type="float" office:value="-2.67778070526608">
            <text:p>-2.6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style-name="ce1" office:value-type="float" office:value="0.0015">
            <text:p>0.0015</text:p>
          </table:table-cell>
          <table:table-cell table:formula="of:=LOG([.K28];10)" office:value-type="float" office:value="0.954242509439325">
            <text:p>0.95</text:p>
          </table:table-cell>
          <table:table-cell table:formula="of:=LOG([.L28];10)" office:value-type="float" office:value="-2.82390874094432">
            <text:p>-2.8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">
            <text:p>10</text:p>
          </table:table-cell>
          <table:table-cell table:style-name="ce1" office:value-type="float" office:value="0.0011">
            <text:p>0.0011</text:p>
          </table:table-cell>
          <table:table-cell table:formula="of:=LOG([.K29];10)" office:value-type="float" office:value="1">
            <text:p>1</text:p>
          </table:table-cell>
          <table:table-cell table:formula="of:=LOG([.L29];10)" office:value-type="float" office:value="-2.95860731484177">
            <text:p>-2.9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>
            <text:p>11</text:p>
          </table:table-cell>
          <table:table-cell table:style-name="ce3" office:value-type="float" office:value="0.00093877">
            <text:p>0.00093877</text:p>
          </table:table-cell>
          <table:table-cell table:formula="of:=LOG([.K30];10)" office:value-type="float" office:value="1.04139268515823">
            <text:p>1.04</text:p>
          </table:table-cell>
          <table:table-cell table:formula="of:=LOG([.L30];10)" office:value-type="float" office:value="-3.02744079747421">
            <text:p>-3.0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table:style-name="ce3" office:value-type="float" office:value="0.00083289">
            <text:p>0.00083289</text:p>
          </table:table-cell>
          <table:table-cell table:formula="of:=LOG([.K31];10)" office:value-type="float" office:value="1.07918124604762">
            <text:p>1.08</text:p>
          </table:table-cell>
          <table:table-cell table:formula="of:=LOG([.L31];10)" office:value-type="float" office:value="-3.07941235219168">
            <text:p>-3.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>
            <text:p>13</text:p>
          </table:table-cell>
          <table:table-cell table:style-name="ce3" office:value-type="float" office:value="0.00071981">
            <text:p>0.00071981</text:p>
          </table:table-cell>
          <table:table-cell table:formula="of:=LOG([.K32];10)" office:value-type="float" office:value="1.11394335230684">
            <text:p>1.11</text:p>
          </table:table-cell>
          <table:table-cell table:formula="of:=LOG([.L32];10)" office:value-type="float" office:value="-3.14278212418123">
            <text:p>-3.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table:style-name="ce3" office:value-type="float" office:value="0.0006364">
            <text:p>0.00063640</text:p>
          </table:table-cell>
          <table:table-cell table:formula="of:=LOG([.K33];10)" office:value-type="float" office:value="1.14612803567824">
            <text:p>1.15</text:p>
          </table:table-cell>
          <table:table-cell table:formula="of:=LOG([.L33];10)" office:value-type="float" office:value="-3.19626982902546">
            <text:p>-3.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table:style-name="ce3" office:value-type="float" office:value="0.00050818">
            <text:p>0.00050818</text:p>
          </table:table-cell>
          <table:table-cell table:formula="of:=LOG([.K34];10)" office:value-type="float" office:value="1.17609125905568">
            <text:p>1.18</text:p>
          </table:table-cell>
          <table:table-cell table:formula="of:=LOG([.L34];10)" office:value-type="float" office:value="-3.29398243110099">
            <text:p>-3.2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style-name="ce3" office:value-type="float" office:value="0.00043539">
            <text:p>0.00043539</text:p>
          </table:table-cell>
          <table:table-cell table:formula="of:=LOG([.K35];10)" office:value-type="float" office:value="1.20411998265592">
            <text:p>1.2</text:p>
          </table:table-cell>
          <table:table-cell table:formula="of:=LOG([.L35];10)" office:value-type="float" office:value="-3.36112155001861">
            <text:p>-3.3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table:style-name="ce3" office:value-type="float" office:value="0.00038271">
            <text:p>0.00038271</text:p>
          </table:table-cell>
          <table:table-cell table:formula="of:=LOG([.K36];10)" office:value-type="float" office:value="1.23044892137827">
            <text:p>1.23</text:p>
          </table:table-cell>
          <table:table-cell table:formula="of:=LOG([.L36];10)" office:value-type="float" office:value="-3.41713018975334">
            <text:p>-3.4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table:style-name="ce3" office:value-type="float" office:value="0.00032762">
            <text:p>0.00032762</text:p>
          </table:table-cell>
          <table:table-cell table:formula="of:=LOG([.K37];10)" office:value-type="float" office:value="1.25527250510331">
            <text:p>1.26</text:p>
          </table:table-cell>
          <table:table-cell table:formula="of:=LOG([.L37];10)" office:value-type="float" office:value="-3.48462959401628">
            <text:p>-3.4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table:style-name="ce3" office:value-type="float" office:value="0.00030114">
            <text:p>0.00030114</text:p>
          </table:table-cell>
          <table:table-cell table:formula="of:=LOG([.K38];10)" office:value-type="float" office:value="1.27875360095283">
            <text:p>1.28</text:p>
          </table:table-cell>
          <table:table-cell table:formula="of:=LOG([.L38];10)" office:value-type="float" office:value="-3.5212315539343">
            <text:p>-3.5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">
            <text:p>20</text:p>
          </table:table-cell>
          <table:table-cell table:style-name="ce3" office:value-type="float" office:value="0.00026722">
            <text:p>0.00026722</text:p>
          </table:table-cell>
          <table:table-cell table:formula="of:=LOG([.K39];10)" office:value-type="float" office:value="1.30102999566398">
            <text:p>1.3</text:p>
          </table:table-cell>
          <table:table-cell table:formula="of:=LOG([.L39];10)" office:value-type="float" office:value="-3.57313104034101">
            <text:p>-3.57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02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06T20:42:03</dc:date>
    <meta:editing-cycles>14</meta:editing-cycles>
    <meta:editing-duration>P1DT8H12M6S</meta:editing-duration>
    <meta:document-statistic meta:table-count="1" meta:cell-count="16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363571166992pt" style:font-size-asian="12.8363571166992pt" style:font-size-complex="12.8363571166992pt"/>
    </style:style>
    <style:style style:name="ch3" style:family="chart">
      <style:text-properties fo:font-size="10.9989700317383pt" style:font-size-asian="10.9989700317383pt" style:font-size-complex="10.9989700317383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88670825958252pt" style:font-size-asian="8.88670825958252pt" style:font-size-complex="8.88670825958252pt"/>
    </style:style>
    <style:style style:name="ch7" style:family="chart">
      <style:chart-properties style:rotation-angle="90"/>
      <style:text-properties fo:font-size="8.88670825958252pt" style:font-size-asian="8.88670825958252pt" style:font-size-complex="8.88670825958252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681cm" svg:height="7.774cm" chart:class="chart:scatter" chart:style-name="ch1">
        <chart:title svg:x="3.472cm" svg:y="0.163cm" chart:style-name="ch2">
          <text:p>Convergence study</text:p>
        </chart:title>
        <chart:subtitle svg:x="2.595cm" svg:y="0.816cm" chart:style-name="ch3">
          <text:p>Quadratic solution prescribed</text:p>
        </chart:subtitle>
        <chart:plot-area chart:style-name="ch4" table:cell-range-address="Sheet1.L3:Sheet1.M6" svg:x="0.775cm" svg:y="1.233cm" svg:width="7.396cm" svg:height="6.69cm">
          <chart:axis chart:dimension="x" chart:name="primary-x" chart:style-name="ch5">
            <chart:title svg:x="4.43cm" svg:y="7.129cm" chart:style-name="ch6">
              <text:p>log h</text:p>
            </chart:title>
          </chart:axis>
          <chart:axis chart:dimension="y" chart:name="primary-y" chart:style-name="ch5">
            <chart:title svg:x="0.218cm" svg:y="4.69cm" chart:style-name="ch7">
              <text:p>log L2 error</text:p>
            </chart:title>
            <chart:grid chart:style-name="ch8" chart:class="major"/>
          </chart:axis>
          <chart:series chart:style-name="ch9" chart:values-cell-range-address="Sheet1.M3:Sheet1.M6" chart:class="chart:scatter">
            <chart:domain table:cell-range-address="Sheet1.L3:Sheet1.L6"/>
            <chart:regression-curve chart:style-name="ch10">
              <chart:equation svg:x="3.355cm" svg:y="2.288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-1.34872198600186">
                <text:p>-1.3487219860018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2.03621217265444">
                <text:p>-2.0362121726544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2.67778070526608">
                <text:p>-2.6777807052660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3.36112155001861">
                <text:p>-3.36112155001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019cm" svg:height="7.985cm" chart:class="chart:scatter" chart:style-name="ch1">
        <chart:title svg:x="3.104cm" svg:y="0.168cm" chart:style-name="ch2">
          <text:p>Convergence Study</text:p>
        </chart:title>
        <chart:subtitle svg:x="2.831cm" svg:y="0.743cm" chart:style-name="ch3">
          <text:p>Cubic solution prescribed</text:p>
        </chart:subtitle>
        <chart:plot-area chart:style-name="ch4" table:cell-range-address="Sheet1.D23:Sheet1.E26" svg:x="1.199cm" svg:y="1.166cm" svg:width="6.785cm" svg:height="6.885cm">
          <chart:axis chart:dimension="x" chart:name="primary-x" chart:style-name="ch5">
            <chart:title svg:x="4.821cm" svg:y="7.332cm" chart:style-name="ch6">
              <text:p>log h</text:p>
            </chart:title>
          </chart:axis>
          <chart:axis chart:dimension="y" chart:name="primary-y" chart:style-name="ch5">
            <chart:title svg:x="1.121cm" svg:y="4.3cm" chart:style-name="ch7">
              <text:p>log L2error</text:p>
            </chart:title>
            <chart:grid chart:style-name="ch8" chart:class="major"/>
          </chart:axis>
          <chart:series chart:style-name="ch9" chart:values-cell-range-address="Sheet1.E23:Sheet1.E26" chart:class="chart:scatter">
            <chart:domain table:cell-range-address="Sheet1.D23:Sheet1.D26"/>
            <chart:regression-curve chart:style-name="ch10">
              <chart:equation svg:x="3.608cm" svg:y="2.172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-1.08196966321512">
                <text:p>-1.0819696632151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74232142513082">
                <text:p>-1.7423214251308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2.30980391997149">
                <text:p>-2.3098039199714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713cm" svg:height="8.794cm" chart:class="chart:scatter" chart:style-name="ch1">
        <chart:title svg:x="4.49cm" svg:y="0.182cm" chart:style-name="ch2">
          <text:p>Convergence study</text:p>
        </chart:title>
        <chart:subtitle svg:x="3.67cm" svg:y="0.854cm" chart:style-name="ch3">
          <text:p>Logarithmic solution prescribed</text:p>
        </chart:subtitle>
        <chart:plot-area chart:style-name="ch4" table:cell-range-address="Sheet1.P4:Sheet1.P7 Sheet1.R4:Sheet1.R7" svg:x="1.172cm" svg:y="2.037cm" svg:width="8.428cm" svg:height="7.508cm">
          <chart:axis chart:dimension="x" chart:name="primary-x" chart:style-name="ch5">
            <chart:title svg:x="5.334cm" svg:y="8.378cm" chart:style-name="ch6">
              <text:p>log h</text:p>
            </chart:title>
          </chart:axis>
          <chart:axis chart:dimension="y" chart:name="primary-y" chart:style-name="ch5">
            <chart:title svg:x="1.125cm" svg:y="5.95cm" chart:style-name="ch7">
              <text:p>log L2 error</text:p>
            </chart:title>
            <chart:grid chart:style-name="ch8" chart:class="major"/>
          </chart:axis>
          <chart:series chart:style-name="ch9" chart:values-cell-range-address="Sheet1.R4:Sheet1.R7" chart:class="chart:scatter">
            <chart:domain table:cell-range-address="Sheet1.P4:Sheet1.P7"/>
            <chart:regression-curve chart:style-name="ch10">
              <chart:equation svg:x="3.792cm" svg:y="2.445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18177410638604">
                <text:p>-1.1817741063860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86327943284359">
                <text:p>-1.8632794328435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4089353929735">
                <text:p>-2.408935392973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2.61978875828839">
                <text:p>-2.61978875828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scatter" chart:style-name="ch1">
        <chart:plot-area chart:style-name="ch2" table:cell-range-address="Sheet1.Y3:Sheet1.Z7" svg:x="0.16cm" svg:y="0.139cm" svg:width="7.68cm" svg:height="6.70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Z3:Sheet1.Z7" chart:class="chart:scatter">
            <chart:domain table:cell-range-address="Sheet1.Y3:Sheet1.Y7"/>
            <chart:regression-curve chart:style-name="ch6">
              <chart:equation svg:x="1.109cm" svg:y="1.181cm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-1.46239799789896">
                <text:p>-1.46239799789896</text:p>
              </table:table-cell>
              <table:table-cell office:value-type="float" office:value="-2.95860731484177">
                <text:p>-2.9586073148417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1.30102999566398">
                <text:p>-1.30102999566398</text:p>
              </table:table-cell>
              <table:table-cell office:value-type="float" office:value="-2.61978875828839">
                <text:p>-2.6197887582883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.20411998265592">
                <text:p>-1.20411998265592</text:p>
              </table:table-cell>
              <table:table-cell office:value-type="float" office:value="-2.4089353929735">
                <text:p>-2.408935392973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0.903089986991943">
                <text:p>-0.903089986991943</text:p>
              </table:table-cell>
              <table:table-cell office:value-type="float" office:value="-1.86327943284359">
                <text:p>-1.8632794328435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-0.602059991327962">
                <text:p>-0.602059991327962</text:p>
              </table:table-cell>
              <table:table-cell office:value-type="float" office:value="-1.18177410638604">
                <text:p>-1.181774106386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